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Reade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Reader.copyHeaderFields( HttpURLConnection connection , 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xyRea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Reader.sendData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Read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xyReader.connect( Request request ,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